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paragraph-properties fo:break-before="page"/>
      <style:text-properties officeooo:paragraph-rsid="0000a0f6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orizontal_20_Line">
      <style:text-properties style:font-name="Times New Roman" fo:font-size="14pt" style:font-size-asian="14pt" style:font-size-complex="14pt"/>
    </style:style>
    <style:style style:name="P4" style:family="paragraph" style:parent-style-name="Horizontal_20_Line">
      <style:text-properties fo:font-size="14pt" style:font-size-asian="14pt" style:font-size-complex="14pt"/>
    </style:style>
    <style:style style:name="P5" style:family="paragraph" style:parent-style-name="Preformatted_20_Text" style:list-style-name="L8">
      <style:paragraph-properties fo:margin-top="0cm" fo:margin-bottom="0.499cm" style:contextual-spacing="false"/>
      <style:text-properties fo:font-size="14pt" style:font-size-asian="14pt" style:font-size-complex="14pt"/>
    </style:style>
    <style:style style:name="P6" style:family="paragraph" style:parent-style-name="Preformatted_20_Text" style:list-style-name="L9">
      <style:paragraph-properties fo:margin-top="0cm" fo:margin-bottom="0.499cm" style:contextual-spacing="false"/>
      <style:text-properties fo:font-size="14pt" style:font-size-asian="14pt" style:font-size-complex="14pt"/>
    </style:style>
    <style:style style:name="P7" style:family="paragraph" style:parent-style-name="Preformatted_20_Text" style:list-style-name="L9">
      <style:text-properties fo:font-size="14pt" style:font-size-asian="14pt" style:font-size-complex="14pt"/>
    </style:style>
    <style:style style:name="P8" style:family="paragraph" style:parent-style-name="Text_20_body" style:list-style-name="L1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15" style:family="paragraph" style:parent-style-name="Text_20_body">
      <style:text-properties style:font-name="Times New Roman" fo:font-size="14pt" officeooo:paragraph-rsid="0000a0f6" style:font-size-asian="14pt" style:font-size-complex="14pt"/>
    </style:style>
    <style:style style:name="P16" style:family="paragraph" style:parent-style-name="Text_20_body">
      <style:paragraph-properties fo:break-before="pag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Text_20_body">
      <style:text-properties fo:font-size="14pt" officeooo:paragraph-rsid="0000a0f6" style:font-size-asian="14pt" style:font-size-complex="14pt"/>
    </style:style>
    <style:style style:name="P19" style:family="paragraph" style:parent-style-name="Text_20_body" style:list-style-name="L5">
      <style:text-properties fo:font-size="14pt" officeooo:paragraph-rsid="0000a0f6" style:font-size-asian="14pt" style:font-size-complex="14pt"/>
    </style:style>
    <style:style style:name="P20" style:family="paragraph" style:parent-style-name="Text_20_body" style:list-style-name="L6">
      <style:text-properties fo:font-size="14pt" officeooo:rsid="0000a0f6" officeooo:paragraph-rsid="0000a0f6" style:font-size-asian="14pt" style:font-size-complex="14pt"/>
    </style:style>
    <style:style style:name="P21" style:family="paragraph" style:parent-style-name="Text_20_body">
      <style:text-properties fo:font-size="14pt" officeooo:rsid="0000a0f6" officeooo:paragraph-rsid="0000a0f6" style:font-size-asian="14pt" style:font-size-complex="14pt"/>
    </style:style>
    <style:style style:name="P22" style:family="paragraph" style:parent-style-name="Text_20_body" style:list-style-name="L6">
      <style:text-properties fo:font-size="14pt" officeooo:paragraph-rsid="0000a0f6" style:font-size-asian="14pt" style:font-size-complex="14pt"/>
    </style:style>
    <style:style style:name="P23" style:family="paragraph" style:parent-style-name="Text_20_body" style:list-style-name="L7">
      <style:text-properties fo:font-size="14pt" style:font-size-asian="14pt" style:font-size-complex="14pt"/>
    </style:style>
    <style:style style:name="P24" style:family="paragraph" style:parent-style-name="Text_20_body" style:list-style-name="L8">
      <style:text-properties fo:font-size="14pt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style:contextual-spacing="false"/>
      <style:text-properties fo:font-size="14pt" style:font-size-asian="14pt" style:font-size-complex="14pt"/>
    </style:style>
    <style:style style:name="P26" style:family="paragraph" style:parent-style-name="Text_20_body" style:list-style-name="L9">
      <style:text-properties fo:font-size="14pt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style:contextual-spacing="false"/>
      <style:text-properties fo:font-size="14pt" style:font-size-asian="14pt" style:font-size-complex="14pt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T1" style:family="text">
      <style:text-properties officeooo:rsid="0000a0f6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0a0f6" style:font-size-asian="14pt" style:font-size-complex="14pt"/>
    </style:style>
    <style:style style:name="T5" style:family="text">
      <style:text-properties style:font-name="Times New Roman" officeooo:rsid="0000a0f6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<text:span text:style-name="T3">РАЗДЕЛ 2. ТЕХНИЧЕСКОЕ ЗАДАНИЕ</text:span></text:span></text:h>
      <text:h text:style-name="Heading_20_5" text:outline-level="5"><text:span text:style-name="Strong_20_Emphasis"><text:span text:style-name="T3">2.1 Основание для разработки</text:span></text:span></text:h>
      <text:p text:style-name="P18"><text:span text:style-name="T2">Разработка веб-портала для </text:span>ГБОУ "Школа № 41 г.о. Горловка"<text:span text:style-name="T2"> обусловлена необходимостью создания современного, удобного и доступного инструмента для размещения информации о деятельности школы, её новостях, мероприятиях и других активностях. Существующие решения не отвечают современным требованиям к адаптивности, быстродействию и удобству использования на различных устройствах. Новый портал должен стать централизованным источником информации для учащихся, родителей, учителей и других заинтересованных лиц, обеспечивая простоту навигации и оперативное обновление данных.</text:span></text:p>
      <text:h text:style-name="Heading_20_5" text:outline-level="5"><text:span text:style-name="Strong_20_Emphasis"><text:span text:style-name="T3">2.2 Назначение разработки</text:span></text:span></text:h>
      <text:p text:style-name="P11">Основное назначение разработки — создание веб-портала, который будет служить платформой для публикации актуальной информации о школе, её новостях, мероприятиях и других активностях. Портал должен быть доступен на различных устройствах (ПК, планшеты, смартфоны), обладать высокой скоростью загрузки и простотой в использовании. Кроме того, сайт должен быть легко администрируемым, что позволит сотрудникам школы оперативно обновлять контент.</text:p>
      <text:h text:style-name="Heading_20_5" text:outline-level="5"><text:span text:style-name="Strong_20_Emphasis"><text:span text:style-name="T3">2.3 Требования к web-ресурсу</text:span></text:span></text:h>
      <text:list text:style-name="L1">
        <text:list-item>
          <text:p text:style-name="P8"><text:span text:style-name="Strong_20_Emphasis"><text:span text:style-name="T3">Функциональные требования:</text:span></text:span></text:p>
          <text:list>
            <text:list-item>
              <text:p text:style-name="P12">Возможность публикации новостей и мероприятий.</text:p>
            </text:list-item>
            <text:list-item>
              <text:p text:style-name="P12">Адаптивный дизайн для корректного отображения на различных устройствах.</text:p>
            </text:list-item>
            <text:list-item>
              <text:p text:style-name="P12">Минималистичный и интуитивно понятный интерфейс.</text:p>
            </text:list-item>
            <text:list-item>
              <text:p text:style-name="P12">Высокая скорость загрузки страниц.</text:p>
            </text:list-item>
          </text:list>
        </text:list-item>
        <text:list-item>
          <text:p text:style-name="P8"><text:span text:style-name="Strong_20_Emphasis"><text:span text:style-name="T3">Технические требования:</text:span></text:span></text:p>
          <text:list>
            <text:list-item>
              <text:p text:style-name="P12">Использование современных технологий: React, Tailwind CSS, TypeScript.</text:p>
            </text:list-item>
            <text:list-item>
              <text:p text:style-name="P12">Хранение данных в базе данных jsonbin.</text:p>
            </text:list-item>
            <text:list-item>
              <text:p text:style-name="P12">Размещение сайта на GitHub Pages.</text:p>
            </text:list-item>
            <text:list-item>
              <text:p text:style-name="P12">Поддержка кросс-браузерности (работа в современных браузерах: Chrome, Firefox, Safari, Edge).</text:p>
            </text:list-item>
          </text:list>
        </text:list-item>
        <text:list-item>
          <text:p text:style-name="P8"><text:soft-page-break/><text:span text:style-name="Strong_20_Emphasis"><text:span text:style-name="T3">Требования к безопасности:</text:span></text:span></text:p>
          <text:list>
            <text:list-item>
              <text:p text:style-name="P12">Обеспечение защиты данных пользователей.</text:p>
            </text:list-item>
            <text:list-item>
              <text:p text:style-name="P12">Регулярное обновление зависимостей и библиотек для предотвращения уязвимостей.</text:p>
            </text:list-item>
          </text:list>
        </text:list-item>
      </text:list>
      <text:h text:style-name="Heading_20_5" text:outline-level="5"><text:span text:style-name="Strong_20_Emphasis"><text:span text:style-name="T3">2.4 Требования к программной документации</text:span></text:span></text:h>
      <text:p text:style-name="P11">Программная документация должна включать:</text:p>
      <text:list text:style-name="L2">
        <text:list-item>
          <text:p text:style-name="P13">Описание архитектуры проекта.</text:p>
        </text:list-item>
        <text:list-item>
          <text:p text:style-name="P13">Руководство по установке и настройке.</text:p>
        </text:list-item>
        <text:list-item>
          <text:p text:style-name="P13">Инструкцию по администрированию сайта.</text:p>
        </text:list-item>
        <text:list-item>
          <text:p text:style-name="P13">Описание API для взаимодействия с базой данных.</text:p>
        </text:list-item>
        <text:list-item>
          <text:p text:style-name="P13">Руководство по добавлению нового контента.</text:p>
        </text:list-item>
        <text:list-item>
          <text:p text:style-name="P13">Документацию по используемым технологиям (React, Tailwind CSS, TypeScript).</text:p>
        </text:list-item>
      </text:list>
      <text:h text:style-name="Heading_20_5" text:outline-level="5"><text:span text:style-name="Strong_20_Emphasis"><text:span text:style-name="T3">2.5 Порядок контроля и приёмки</text:span></text:span></text:h>
      <text:p text:style-name="P11">Контроль качества разработки включает:</text:p>
      <text:list text:style-name="L3">
        <text:list-item>
          <text:p text:style-name="P14">Тестирование функциональности на различных устройствах и браузерах.</text:p>
        </text:list-item>
        <text:list-item>
          <text:p text:style-name="P14">Проверка скорости загрузки страниц.</text:p>
        </text:list-item>
        <text:list-item>
          <text:p text:style-name="P14">Тестирование безопасности и защиты данных.</text:p>
        </text:list-item>
        <text:list-item>
          <text:p text:style-name="P14">Проверка корректности отображения контента.</text:p>
        </text:list-item>
        <text:list-item>
          <text:p text:style-name="P14">Приёмка проекта заказчиком с подписанием акта выполненных работ.</text:p>
        </text:list-item>
      </text:list>
      <text:p text:style-name="P3"/>
      <text:h text:style-name="P2" text:outline-level="4"><text:span text:style-name="Strong_20_Emphasis"><text:span text:style-name="T3">РАЗДЕЛ 3. АНАЛИЗ ЦЕЛЕСООБРАЗНОСТИ ИСПОЛЬЗОВАНИЯ СРЕДСТВ РАЗРАБОТКИ</text:span></text:span></text:h>
      <text:h text:style-name="Heading_20_5" text:outline-level="5"><text:span text:style-name="Strong_20_Emphasis"><text:span text:style-name="T3">3.1 Обоснование выбора языка программирования</text:span></text:span></text:h>
      <text:p text:style-name="P11">Для разработки портала был выбран стек технологий, включающий React, Tailwind CSS и TypeScript.</text:p>
      <text:list text:style-name="L4">
        <text:list-item>
          <text:p text:style-name="P9"><text:span text:style-name="Strong_20_Emphasis"><text:span text:style-name="T3">React</text:span></text:span><text:span text:style-name="T3"> был выбран благодаря своей гибкости, производительности и возможности создания компонентного интерфейса, что позволяет легко масштабировать проект и поддерживать его в будущем.</text:span></text:p>
        </text:list-item>
        <text:list-item>
          <text:p text:style-name="P9"><text:span text:style-name="Strong_20_Emphasis"><text:span text:style-name="T3">Tailwind CSS</text:span></text:span><text:span text:style-name="T3"> обеспечивает минималистичный и адаптивный дизайн, что соответствует требованиям к удобству и быстродействию сайта. Кроме того, Tailwind CSS позволяет быстро разрабатывать интерфейсы без необходимости написания большого количества кастомного CSS-кода.</text:span></text:p>
        </text:list-item>
        <text:list-item>
          <text:p text:style-name="P9"><text:span text:style-name="Strong_20_Emphasis"><text:span text:style-name="T3">TypeScript</text:span></text:span><text:span text:style-name="T3"> был выбран для повышения надёжности кода за счёт статической типизации, что особенно важно при разработке крупных проектов с возможностью дальнейшего расширения.</text:span></text:p>
        </text:list-item>
      </text:list>
      <text:h text:style-name="Heading_20_5" text:outline-level="5"><text:span text:style-name="Strong_20_Emphasis"><text:span text:style-name="T3">3.2 Система управления базами данных</text:span></text:span></text:h>
      <text:p text:style-name="Text_20_body"><text:span text:style-name="T3">В качестве базы данных используется сервис </text:span><text:span text:style-name="Strong_20_Emphasis"><text:span text:style-name="T3">jsonbin</text:span></text:span><text:span text:style-name="T3">, который предоставляет простой и удобный способ хранения и управления данными в формате JSON. Это решение было выбрано благодаря своей простоте и минимальным требованиям к настройке, что позволяет быстро интегрировать базу данных в проект. Кроме того, jsonbin обеспечивает достаточную производительность для задач портала, таких как хранение новостей, мероприятий и другой информации.</text:span></text:p>
      <text:h text:style-name="Heading_20_5" text:outline-level="5"><text:span text:style-name="Strong_20_Emphasis"><text:span text:style-name="T3">3.3 Система управления содержимым</text:span></text:span></text:h>
      <text:p text:style-name="P11">Администрирование сайта осуществляется путём прямого доступа к программному коду и базе данных. Это позволяет сотрудникам школы оперативно обновлять контент без необходимости использования сложных CMS. Для добавления новых новостей или мероприятий достаточно внести изменения в базу данных jsonbin, что делает процесс администрирования простым и понятным даже для пользователей без глубоких технических знаний.</text:p>
      <text:p text:style-name="P3"/>
      <text:p text:style-name="P16"/>
      <text:h text:style-name="Heading_20_4" text:outline-level="4"><text:span text:style-name="Strong_20_Emphasis"><text:span text:style-name="T3">РАЗДЕЛ 4. ОПИСАНИЕ ПРОГРАММЫ</text:span></text:span></text:h>
      <text:h text:style-name="Heading_20_5" text:outline-level="5"><text:span text:style-name="Strong_20_Emphasis"><text:span text:style-name="T3">4.1 Общие сведения</text:span></text:span></text:h>
      <text:p text:style-name="P18"><text:span text:style-name="T2">Веб-портал для </text:span>ГБОУ "Школа № 41 г.о. Горловка"<text:span text:style-name="T2"> представляет собой одностраничное приложение (SPA), разработанное с использованием React, Tailwind CSS и TypeScript. Сайт размещён на GitHub Pages и использует базу данных jsonbin для хранения информации. Основная цель портала — предоставление актуальной информации о школе, её новостях и мероприятиях.</text:span></text:p>
      <text:p text:style-name="P15"><text:span text:style-name="T2">Каждый компонент сайта разработан с использованием React, что обеспечивает высокую производительность и удобство в использовании. </text:span><text:span text:style-name="T1">Проект придерживается концепции «компонентного подхода». Каждая кнопка, каждый блок текста может беспрепятственно использоваться в любом месте сайта, и везде он будет смотреться уместно.</text:span><text:span text:style-name="T2"> Логика взаимодействия с базой данных реализована через API jsonbin, что позволяет оперативно получать данные.</text:span></text:p>
      <text:h text:style-name="Heading_20_5" text:outline-level="5"><text:span text:style-name="Strong_20_Emphasis"><text:span text:style-name="T3">4.2 Описание логической структуры</text:span></text:span></text:h>
      <text:p text:style-name="P11">Логическая структура портала включает следующие основные компоненты:</text:p>
      <text:list text:style-name="L5">
        <text:list-item>
          <text:p text:style-name="P10"><text:span text:style-name="Strong_20_Emphasis"><text:span text:style-name="T3">Главная страница</text:span></text:span><text:span text:style-name="T3"> — содержит краткую информацию о школе, последние новости и анонсы мероприятий.</text:span></text:p>
        </text:list-item>
        <text:list-item>
          <text:p text:style-name="P10"><text:span text:style-name="Strong_20_Emphasis"><text:span text:style-name="T3">Раздел новостей</text:span></text:span><text:span text:style-name="T3"> — список всех новостей с возможностью фильтрации по дате или категориям.</text:span></text:p>
        </text:list-item>
        <text:list-item>
          <text:p text:style-name="P10"><text:span text:style-name="Strong_20_Emphasis"><text:span text:style-name="T3">Раздел мероприятий</text:span></text:span><text:span text:style-name="T3"> — информация о предстоящих и прошедших мероприятиях.</text:span></text:p>
        </text:list-item>
        <text:list-item>
          <text:p text:style-name="P19"><text:span text:style-name="T5">Раздел «</text:span><text:span text:style-name="T2">Сведения о образовательной организации</text:span><text:span text:style-name="T5">» - структурированная информация о всём, что связанно с руководством и деятельностью школы. Включает в себя: </text:span></text:p>
        </text:list-item>
      </text:list>
      <text:list text:style-name="L6">
        <text:list-item>
          <text:p text:style-name="P20"><text:span text:style-name="T2">Основные сведения</text:span></text:p>
        </text:list-item>
        <text:list-item>
          <text:p text:style-name="P20"><text:span text:style-name="T2">Структура и органы управления образовательной организацией</text:span></text:p>
        </text:list-item>
        <text:list-item>
          <text:p text:style-name="P20"><text:span text:style-name="T2">Документы</text:span></text:p>
        </text:list-item>
        <text:list-item>
          <text:p text:style-name="P20"><text:span text:style-name="T2">Образование</text:span></text:p>
        </text:list-item>
        <text:list-item>
          <text:p text:style-name="P22"><text:span text:style-name="T5">Педагогический состав</text:span></text:p>
        </text:list-item>
      </text:list>
      <text:h text:style-name="P1" text:outline-level="3"><text:span text:style-name="Strong_20_Emphasis"><text:span text:style-name="T4">РАЗДЕЛ 5. РУКОВОДСТВО ОПЕРАТОРА</text:span></text:span></text:h>
      <text:p text:style-name="P4"/>
      <text:h text:style-name="Heading_20_4" text:outline-level="4"><text:span text:style-name="Strong_20_Emphasis"><text:span text:style-name="T6">5.1 Назначение программы</text:span></text:span></text:h>
      <text:p text:style-name="P18">Веб-портал для ГБОУ "Школа № 41 г.о. Горловка" предназначен для предоставления актуальной информации о школе, её новостях, мероприятиях и других активностях. Программа обеспечивает удобный доступ к информации для учащихся, родителей, учителей и других заинтересованных лиц. Администрирование сайта осуществляется путём прямого доступа к программному коду и базе данных, что позволяет оперативно обновлять контент без необходимости использования сложных систем управления содержимым (CMS).</text:p>
      <text:p text:style-name="P4"/>
      <text:h text:style-name="Heading_20_4" text:outline-level="4"><text:span text:style-name="Strong_20_Emphasis"><text:span text:style-name="T6">5.2 Условия выполнения программы</text:span></text:span></text:h>
      <text:p text:style-name="P17">Для <text:span text:style-name="T1">развёртки проекта на компьютере требуется:</text:span></text:p>
      <text:list text:style-name="L7">
        <text:list-item>
          <text:p text:style-name="P28"><text:span text:style-name="Strong_20_Emphasis"><text:span text:style-name="T6">Технические требования:</text:span></text:span></text:p>
          <text:list>
            <text:list-item>
              <text:p text:style-name="P23">Наличие стабильного интернет-соединения.</text:p>
            </text:list-item>
            <text:list-item>
              <text:p text:style-name="P23">Поддержка современных браузеров (Google Chrome, Mozilla Firefox, Safari, Microsoft Edge).</text:p>
            </text:list-item>
            <text:list-item>
              <text:p text:style-name="P23">Доступ к GitHub для управления репозиторием с программным кодом.</text:p>
            </text:list-item>
            <text:list-item>
              <text:p text:style-name="P23">Доступ к сервису jsonbin для управления базой данных.</text:p>
            </text:list-item>
          </text:list>
        </text:list-item>
        <text:list-item>
          <text:p text:style-name="P28"><text:span text:style-name="Strong_20_Emphasis"><text:span text:style-name="T6">Программное обеспечение:</text:span></text:span></text:p>
          <text:list>
            <text:list-item>
              <text:p text:style-name="P23">Установленный Node.js (версия 16 или выше) для локальной разработки и тестирования.</text:p>
            </text:list-item>
            <text:list-item>
              <text:p text:style-name="P23">Git для управления версиями и развёртывания на GitHub Pages.</text:p>
            </text:list-item>
            <text:list-item>
              <text:p text:style-name="P23">Текстовый редактор (например, Visual Studio Code) для редактирования кода.</text:p>
            </text:list-item>
          </text:list>
        </text:list-item>
        <text:list-item>
          <text:p text:style-name="P28"><text:span text:style-name="Strong_20_Emphasis"><text:span text:style-name="T6">Аппаратные требования:</text:span></text:span></text:p>
          <text:list>
            <text:list-item>
              <text:p text:style-name="P23">Компьютер или ноутбук с операционной системой Windows, macOS или Linux.</text:p>
            </text:list-item>
            <text:list-item>
              <text:p text:style-name="P23"><text:soft-page-break/>Минимальные требования к процессору и оперативной памяти для комфортной работы с кодом и базой данных.</text:p>
            </text:list-item>
          </text:list>
        </text:list-item>
      </text:list>
      <text:p text:style-name="P17"/>
      <text:p text:style-name="P21">Однако для доступа к сайту в качестве обычного пользователя сгодится любой более-менее современный девайс с доступом к глобальной сети Интернет</text:p>
      <text:p text:style-name="P4"/>
      <text:h text:style-name="Heading_20_4" text:outline-level="4"><text:span text:style-name="Strong_20_Emphasis"><text:span text:style-name="T6">5.3 Установка сайта на хостинг</text:span></text:span></text:h>
      <text:p text:style-name="Text_20_body"><text:span text:style-name="T6">Сайт размещён на </text:span><text:span text:style-name="Strong_20_Emphasis"><text:span text:style-name="T6">GitHub Pages</text:span></text:span><text:span text:style-name="T6">, что обеспечивает его доступность для широкой аудитории. Процесс установки и развёртывания сайта включает следующие шаги:</text:span></text:p>
      <text:list text:style-name="L8">
        <text:list-item>
          <text:p text:style-name="P29"><text:span text:style-name="Strong_20_Emphasis"><text:span text:style-name="T6">Клонирование репозитория:</text:span></text:span></text:p>
          <text:list>
            <text:list-item>
              <text:p text:style-name="P24">Перейдите в репозиторий проекта на GitHub.</text:p>
            </text:list-item>
            <text:list-item>
              <text:p text:style-name="P24">Склонируйте репозиторий на локальный компьютер с помощью команды:</text:p>
              <text:p text:style-name="P25">bash</text:p>
              <text:p text:style-name="P24">Copy</text:p>
              <text:p text:style-name="P5">git clone https://github.com/username/repository-name.git</text:p>
            </text:list-item>
          </text:list>
        </text:list-item>
        <text:list-item>
          <text:p text:style-name="P29"><text:span text:style-name="Strong_20_Emphasis"><text:span text:style-name="T6">Установка зависимостей:</text:span></text:span></text:p>
          <text:list>
            <text:list-item>
              <text:p text:style-name="P24">Перейдите в папку проекта и установите необходимые зависимости с помощью команды:</text:p>
              <text:p text:style-name="P25">bash</text:p>
              <text:p text:style-name="P24">Copy</text:p>
              <text:p text:style-name="P5">npm install</text:p>
            </text:list-item>
          </text:list>
        </text:list-item>
        <text:list-item>
          <text:p text:style-name="P29"><text:span text:style-name="Strong_20_Emphasis"><text:span text:style-name="T6">Сборка проекта:</text:span></text:span></text:p>
          <text:list>
            <text:list-item>
              <text:p text:style-name="P24">Для сборки проекта выполните команду:</text:p>
              <text:p text:style-name="P25">bash</text:p>
              <text:p text:style-name="P24">Copy</text:p>
              <text:p text:style-name="P5">npm run build</text:p>
            </text:list-item>
          </text:list>
        </text:list-item>
        <text:list-item>
          <text:p text:style-name="P29"><text:span text:style-name="Strong_20_Emphasis"><text:span text:style-name="T6">Развёртывание на GitHub Pages:</text:span></text:span></text:p>
          <text:list>
            <text:list-item>
              <text:p text:style-name="P29"><text:soft-page-break/><text:span text:style-name="T6">Убедитесь, что в проекте настроен файл </text:span><text:span text:style-name="Source_20_Text"><text:span text:style-name="T6">gh-pages</text:span></text:span><text:span text:style-name="T6"> для автоматического развёртывания.</text:span></text:p>
            </text:list-item>
            <text:list-item>
              <text:p text:style-name="P24">Выполните команду для публикации сайта:</text:p>
              <text:p text:style-name="P25">bash</text:p>
              <text:p text:style-name="P24">Copy</text:p>
              <text:p text:style-name="P5">npm run deploy</text:p>
            </text:list-item>
          </text:list>
        </text:list-item>
        <text:list-item>
          <text:p text:style-name="P29"><text:span text:style-name="Strong_20_Emphasis"><text:span text:style-name="T6">Проверка доступности:</text:span></text:span></text:p>
          <text:list>
            <text:list-item>
              <text:p text:style-name="P24">После завершения развёртывания сайт будет доступен по адресу, указанному в настройках GitHub Pages.</text:p>
            </text:list-item>
          </text:list>
        </text:list-item>
      </text:list>
      <text:p text:style-name="P4"/>
      <text:h text:style-name="Heading_20_4" text:outline-level="4"><text:span text:style-name="Strong_20_Emphasis"><text:span text:style-name="T6">5.4 Администрирование сайта</text:span></text:span></text:h>
      <text:p text:style-name="P17">Администрирование сайта осуществляется путём прямого доступа к программному коду и базе данных. Это позволяет оперативно обновлять контент и вносить изменения в структуру сайта. Процесс администрирования включает следующие этапы:</text:p>
      <text:list xml:id="list3286724299" text:style-name="L9">
        <text:list-item>
          <text:p text:style-name="P30"><text:span text:style-name="Strong_20_Emphasis"><text:span text:style-name="T6">Обновление контента через базу данных jsonbin:</text:span></text:span></text:p>
          <text:list>
            <text:list-item>
              <text:p text:style-name="P26">Перейдите в сервис jsonbin и авторизуйтесь.</text:p>
            </text:list-item>
            <text:list-item>
              <text:p text:style-name="P26">Найдите базу данных, используемую для сайта.</text:p>
            </text:list-item>
            <text:list-item>
              <text:p text:style-name="P26">Внесите необходимые изменения в данные (например, добавьте новую новость или мероприятие).</text:p>
            </text:list-item>
            <text:list-item>
              <text:p text:style-name="P26">Сохраните изменения, которые автоматически отобразятся на сайте.</text:p>
            </text:list-item>
          </text:list>
        </text:list-item>
        <text:list-item>
          <text:p text:style-name="P30"><text:span text:style-name="Strong_20_Emphasis"><text:span text:style-name="T6">Изменение программного кода:</text:span></text:span></text:p>
          <text:list>
            <text:list-item>
              <text:p text:style-name="P26">Для внесения изменений в структуру сайта или его функциональность необходимо отредактировать исходный код.</text:p>
            </text:list-item>
            <text:list-item>
              <text:p text:style-name="P26">Откройте проект в текстовом редакторе (например, Visual Studio Code).</text:p>
            </text:list-item>
            <text:list-item>
              <text:p text:style-name="P26">Внесите необходимые изменения в файлы (например, добавьте новый компонент или измените стили).</text:p>
            </text:list-item>
            <text:list-item>
              <text:p text:style-name="P26">Протестируйте изменения локально с помощью команды:</text:p>
              <text:p text:style-name="P27">bash</text:p>
              <text:p text:style-name="P26">Copy</text:p>
              <text:p text:style-name="P6"><text:soft-page-break/>npm start</text:p>
            </text:list-item>
            <text:list-item>
              <text:p text:style-name="P26">После проверки внесите изменения в репозиторий GitHub:</text:p>
            </text:list-item>
          </text:list>
        </text:list-item>
      </text:list>
      <text:p text:style-name="P17"/>
      <text:list xml:id="list185420554428433" text:continue-numbering="true" text:style-name="L9">
        <text:list-item>
          <text:list>
            <text:list-header>
              <text:p text:style-name="P7">git add .</text:p>
              <text:p text:style-name="P7">git commit -m "Описание изменений"</text:p>
              <text:p text:style-name="P6">git push origin main</text:p>
            </text:list-header>
            <text:list-item>
              <text:p text:style-name="P26">Разверните обновлённый сайт на GitHub Pages с помощью команды:</text:p>
              <text:p text:style-name="P27">bash</text:p>
              <text:p text:style-name="P26">Copy</text:p>
              <text:p text:style-name="P6">npm run deploy</text:p>
            </text:list-item>
          </text:list>
        </text:list-item>
        <text:list-item>
          <text:p text:style-name="P30"><text:span text:style-name="Strong_20_Emphasis"><text:span text:style-name="T6">Управление доступом:</text:span></text:span></text:p>
          <text:list>
            <text:list-item>
              <text:p text:style-name="P26">Для обеспечения безопасности рекомендуется ограничить доступ к репозиторию GitHub и базе данных jsonbin только для авторизованных сотрудников.</text:p>
            </text:list-item>
            <text:list-item>
              <text:p text:style-name="P26">Использу<text:span text:style-name="T1">ется</text:span> двухфакторн<text:span text:style-name="T1">ая</text:span> аутентификаци<text:span text:style-name="T1">я</text:span> для защиты аккаунтов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8:36:43.690322370</meta:creation-date>
    <dc:date>2025-03-01T18:54:18.414267070</dc:date>
    <meta:editing-duration>PT17M35S</meta:editing-duration>
    <meta:editing-cycles>1</meta:editing-cycles>
    <meta:document-statistic meta:table-count="0" meta:image-count="0" meta:object-count="0" meta:page-count="8" meta:paragraph-count="129" meta:word-count="1246" meta:character-count="9389" meta:non-whitespace-character-count="8362"/>
    <meta:generator>LibreOffice/7.4.7.2$Linux_X86_64 LibreOffice_project/40$Build-2</meta:generator>
  </office:meta>
</office:document-meta>
</file>